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15492e" draw:textarea-vertical-align="middle" draw:auto-grow-height="false" draw:fit-to-size="false" style:shrink-to-fit="false" fo:min-height="10.925cm" fo:min-width="17.683cm" fo:padding-top="0.13cm" fo:padding-bottom="0.13cm" fo:padding-left="0.259cm" fo:padding-right="0.259cm" fo:wrap-option="wrap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4.39cm" fo:min-width="17.683cm" fo:padding-top="0.13cm" fo:padding-bottom="0.13cm" fo:padding-left="0.259cm" fo:padding-right="0.259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9cm" fo:padding-right="0.259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0.395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325cm" fo:min-width="0.67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41cm" fo:min-width="0.31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59cm" fo:min-width="0.30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3.262cm" fo:min-width="1.1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1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1cm" fo:min-width="0.08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cm" fo:min-width="0.08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914cm" fo:min-width="0.26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73cm" fo:min-width="0.03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88cm" fo:min-width="0.02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2.343cm" fo:min-width="0.77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05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597cm" fo:min-width="0.11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15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23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642cm" fo:min-width="0.36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1.181cm" fo:min-width="1.7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4.554cm" fo:min-width="3.64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1cm" fo:min-width="2.22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416cm" fo:min-width="2.36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9.878cm" fo:min-width="5.52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43cm" fo:min-width="0.44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44cm" fo:min-width="0.44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49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5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982cm" fo:min-width="1.66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.31cm" fo:min-width="0.50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357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1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7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103cm" fo:min-width="0.254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43" style:family="graphic">
      <style:graphic-properties style:protect="size"/>
    </style:style>
    <style:style style:name="pr1" style:family="presentation" style:parent-style-name="白紙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5492e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2999992370605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.2999992370605pt"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8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fd095" loext:opacity="100%" style:font-name="あずきフォントB" fo:font-size="28pt" fo:font-weight="bold" style:font-name-asian="あずきフォントB" style:font-size-asian="24pt" style:font-weight-asian="bold" style:font-size-complex="24pt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fd095" loext:opacity="100%" style:font-name="あずきフォントB" fo:font-size="28pt" fo:font-weight="bold" style:font-name-asian="あずきフォントB" style:font-size-asian="24pt" style:font-weight-asian="bold" style:font-size-complex="24pt" style:font-weight-complex="bold" fo:hyphenate="false"/>
    </style:style>
    <style:style style:name="P11" style:family="paragraph">
      <style:text-properties style:font-name="あずきフォントB" fo:font-weight="bold"/>
    </style:style>
    <style:style style:name="P12" style:family="paragraph">
      <loext:graphic-properties draw:fill="none" draw:fill-color="#ffffff"/>
      <style:text-properties style:font-name="あずきフォントB" fo:font-size="26pt" fo:font-weight="bold" style:font-size-asian="26pt" style:font-size-complex="26pt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style:font-name="あずきフォントB" fo:font-size="20pt" style:font-name-asian="あずきフォントB" style:font-size-asian="20pt" style:font-size-complex="20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177.899993896484pt" fo:letter-spacing="normal" fo:language="en" fo:country="US" fo:font-style="normal" style:text-underline-style="none" fo:font-weight="normal" fo:background-color="transparent" style:font-name-asian="ＭＳ Ｐゴシック" style:font-size-asian="177.899993896484pt" style:font-style-asian="normal" style:font-weight-asian="normal" style:font-size-complex="177.89999389648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66pt" fo:letter-spacing="normal" fo:language="en" fo:country="US" fo:font-style="normal" style:text-underline-style="none" fo:font-weight="normal" fo:background-color="transparent" style:font-name-asian="ＭＳ Ｐゴシック" style:font-size-asian="66pt" style:language-asian="ja" style:country-asian="JP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88pt" fo:letter-spacing="normal" fo:language="en" fo:country="US" fo:font-style="normal" style:text-underline-style="none" fo:font-weight="normal" fo:background-color="transparent" style:font-name-asian="ＭＳ Ｐゴシック" style:font-size-asian="88pt" style:language-asian="ja" style:country-asian="JP" style:font-style-asian="normal" style:font-weight-asian="normal" style:font-size-complex="88pt" style:font-style-complex="normal" style:font-weight-complex="normal"/>
    </style:style>
    <style:style style:name="T4" style:family="text">
      <style:text-properties fo:font-variant="normal" fo:text-transform="none" fo:color="#afd095" loext:opacity="100%" style:text-line-through-style="none" style:text-line-through-type="none" style:text-position="0% 100%" style:font-name="あずきフォントB" fo:letter-spacing="normal" fo:language="en" fo:country="US" fo:font-style="normal" style:text-underline-style="none" fo:font-weight="bold" fo:background-color="transparent" style:font-name-asian="あずきフォントB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afd095" loext:opacity="100%" style:text-line-through-style="none" style:text-line-through-type="none" style:text-position="0% 100%" style:font-name="あずきフォントB" fo:letter-spacing="normal" fo:language="en" fo:country="US" fo:font-style="normal" style:text-underline-style="none" fo:font-weight="bold" fo:background-color="transparent" style:font-name-asian="あずきフォントB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loext:opacity="100%" style:font-name="あずきフォントB" fo:font-size="20pt" style:font-name-asian="あずきフォントB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 presentation:presentation-page-layout-name="AL1T0">
        <office:forms form:automatic-focus="false" form:apply-design-mode="false"/>
        <draw:custom-shape draw:name="正方形/長方形 3" draw:style-name="gr1" draw:text-style-name="P1" draw:layer="layout" svg:width="18.2cm" svg:height="11.184cm" svg:x="0cm" svg:y="1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8.2cm" svg:height="14.6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4" draw:layer="layout" svg:width="16.199cm" svg:height="11.513cm" svg:x="1cm" svg:y="-0.506cm">
          <text:p text:style-name="P3"><text:span text:style-name="T1">R</text:span><text:span text:style-name="T2">で読む</text:span></text:p>
          <text:p text:style-name="P3"><text:span text:style-name="T3">Excel</text:span><text:span text:style-name="T2">ファイ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5" draw:layer="layout" svg:width="0.912cm" svg:height="1.001cm" svg:x="1.191cm" svg:y="0.549cm">
          <svg:desc>http://127.0.0.1:32189/graphics/87dd313e-1cd4-47be-a2e8-f77eaaadf3ee.png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34">
          <draw:custom-shape draw:name="円/楕円 9" draw:style-name="gr5" draw:text-style-name="P6" draw:layer="layout" svg:width="1.66cm" svg:height="2.227cm" svg:x="9.266cm" svg:y="15.3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0" draw:style-name="gr6" draw:text-style-name="P6" draw:layer="layout" svg:width="1.155cm" svg:height="2.531cm" draw:transform="skewX (-0.0804596785169386) rotate (-0.566882941047759) translate (9.012cm 16.86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1" draw:style-name="gr7" draw:text-style-name="P6" draw:layer="layout" svg:width="1.143cm" svg:height="2.557cm" draw:transform="skewX (0.0652753140245878) rotate (0.427605666738611) translate (10.331cm 17.5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" draw:style-name="gr8" draw:text-style-name="P7" draw:layer="layout" svg:width="2.317cm" svg:height="4.966cm" svg:x="8.917cm" svg:y="16.4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2" draw:style-name="gr9" draw:text-style-name="P7" draw:layer="layout" svg:width="0.368cm" svg:height="0.367cm" svg:x="9.57cm" svg:y="15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3" draw:style-name="gr9" draw:text-style-name="P7" draw:layer="layout" svg:width="0.369cm" svg:height="0.367cm" svg:x="10.284cm" svg:y="15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4" draw:style-name="gr10" draw:text-style-name="P6" draw:layer="layout" svg:width="0.115cm" svg:height="0.138cm" svg:x="10.401cm" svg:y="15.8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5" draw:style-name="gr10" draw:text-style-name="P6" draw:layer="layout" svg:width="0.115cm" svg:height="0.138cm" svg:x="9.695cm" svg:y="15.86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6" draw:style-name="gr11" draw:text-style-name="P8" draw:layer="layout" svg:width="0.941cm" svg:height="0.538cm" draw:transform="skewX (-0.077841684638947) rotate (2.60996536343232) translate (9.809cm 21.87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7" draw:style-name="gr12" draw:text-style-name="P8" draw:layer="layout" svg:width="0.945cm" svg:height="0.536cm" draw:transform="skewX (0.0818559419185341) rotate (-2.56650666505766) translate (11.153cm 21.386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18" draw:style-name="gr13" draw:text-style-name="P8" draw:layer="layout" svg:width="0.553cm" svg:height="0.367cm" svg:x="9.842cm" svg:y="16.115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21">
          <draw:custom-shape draw:name="円/楕円 22" draw:style-name="gr14" draw:text-style-name="P6" draw:layer="layout" svg:width="1.083cm" svg:height="1.644cm" svg:x="6.183cm" svg:y="12.7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3" draw:style-name="gr15" draw:text-style-name="P6" draw:layer="layout" svg:width="0.754cm" svg:height="1.871cm" draw:transform="skewX (-0.0815068760681353) rotate (-0.567057473972958) translate (5.949cm 13.74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4" draw:style-name="gr16" draw:text-style-name="P6" draw:layer="layout" svg:width="0.747cm" svg:height="1.89cm" draw:transform="skewX (0.0654498469497873) rotate (0.42778019966381) translate (6.927cm 14.1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5" draw:style-name="gr17" draw:text-style-name="P7" draw:layer="layout" svg:width="1.807cm" svg:height="3.667cm" svg:x="5.821cm" svg:y="13.4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6" draw:style-name="gr18" draw:text-style-name="P7" draw:layer="layout" svg:width="0.239cm" svg:height="0.269cm" svg:x="6.424cm" svg:y="12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7" draw:style-name="gr18" draw:text-style-name="P7" draw:layer="layout" svg:width="0.239cm" svg:height="0.269cm" svg:x="6.82cm" svg:y="12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8" draw:style-name="gr10" draw:text-style-name="P6" draw:layer="layout" svg:width="0.076cm" svg:height="0.101cm" svg:x="6.896cm" svg:y="13.01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9" draw:style-name="gr10" draw:text-style-name="P6" draw:layer="layout" svg:width="0.075cm" svg:height="0.101cm" svg:x="6.505cm" svg:y="13.01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0" draw:style-name="gr19" draw:text-style-name="P8" draw:layer="layout" svg:width="0.617cm" svg:height="0.397cm" draw:transform="skewX (-0.0804596785169386) rotate (2.60979083050712) translate (6.592cm 17.48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31" draw:style-name="gr19" draw:text-style-name="P8" draw:layer="layout" svg:width="0.619cm" svg:height="0.397cm" draw:transform="skewX (0.0778416846389472) rotate (-2.56790292845926) translate (7.492cm 17.16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2" draw:style-name="gr13" draw:text-style-name="P8" draw:layer="layout" svg:width="0.36cm" svg:height="0.27cm" svg:x="6.546cm" svg:y="13.177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35">
          <draw:custom-shape draw:name="円/楕円 36" draw:style-name="gr20" draw:text-style-name="P6" draw:layer="layout" svg:width="0.872cm" svg:height="1.197cm" svg:x="12.63cm" svg:y="12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7" draw:style-name="gr21" draw:text-style-name="P6" draw:layer="layout" svg:width="0.606cm" svg:height="1.363cm" draw:transform="skewX (-0.0820304748437335) rotate (-0.567930138598955) translate (12.503cm 13.29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8" draw:style-name="gr22" draw:text-style-name="P6" draw:layer="layout" svg:width="0.603cm" svg:height="1.375cm" draw:transform="skewX (0.0645771823237902) rotate (0.427256600888212) translate (13.184cm 13.64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9" draw:style-name="gr23" draw:text-style-name="P7" draw:layer="layout" svg:width="1.218cm" svg:height="2.674cm" svg:x="12.447cm" svg:y="13.0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0" draw:style-name="gr18" draw:text-style-name="P7" draw:layer="layout" svg:width="0.191cm" svg:height="0.196cm" svg:x="12.789cm" svg:y="1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1" draw:style-name="gr18" draw:text-style-name="P7" draw:layer="layout" svg:width="0.194cm" svg:height="0.196cm" svg:x="13.165cm" svg:y="1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2" draw:style-name="gr10" draw:text-style-name="P6" draw:layer="layout" svg:width="0.06cm" svg:height="0.073cm" svg:x="13.227cm" svg:y="12.7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3" draw:style-name="gr10" draw:text-style-name="P6" draw:layer="layout" svg:width="0.061cm" svg:height="0.073cm" svg:x="12.852cm" svg:y="12.7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44" draw:style-name="gr24" draw:text-style-name="P8" draw:layer="layout" svg:width="0.495cm" svg:height="0.289cm" draw:transform="skewX (-0.0794124809657421) rotate (2.61013989635752) translate (12.913cm 15.98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45" draw:style-name="gr24" draw:text-style-name="P8" draw:layer="layout" svg:width="0.5cm" svg:height="0.287cm" draw:transform="skewX (0.0729547627333629) rotate (-2.56860106016005) translate (13.626cm 15.72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46" draw:style-name="gr13" draw:text-style-name="P8" draw:layer="layout" svg:width="0.291cm" svg:height="0.198cm" svg:x="12.933cm" svg:y="12.886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五角形 69" draw:style-name="gr25" draw:text-style-name="P8" draw:layer="layout" svg:width="3.672cm" svg:height="1.873cm" draw:transform="skewX (0.0308923277602996) rotate (-2.95082816634681) translate (4.198cm 37.853cm)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円/楕円 60" draw:style-name="gr26" draw:text-style-name="P6" draw:layer="layout" svg:width="5.862cm" svg:height="6.792cm" draw:transform="skewX (-0.0609119908946021) rotate (-0.39095375244673) translate (2.316cm 18.24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1" draw:style-name="gr27" draw:text-style-name="P6" draw:layer="layout" svg:width="3.852cm" svg:height="7.564cm" draw:transform="skewX (-0.0907571211037052) rotate (-2.61799387799149) translate (3.815cm 26.57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2" draw:style-name="gr28" draw:text-style-name="P6" draw:layer="layout" svg:width="4.057cm" svg:height="8.012cm" draw:transform="skewX (0.00645771823237904) rotate (1.83259571459405) translate (2.423cm 29.99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3" draw:style-name="gr29" draw:text-style-name="P7" draw:layer="layout" svg:width="8.516cm" svg:height="14.322cm" draw:transform="skewX (-0.0610865238198016) rotate (-0.39095375244673) translate (-0.273cm 21.55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4" draw:style-name="gr30" draw:text-style-name="P7" draw:layer="layout" svg:width="1.341cm" svg:height="1.121cm" draw:transform="skewX (-0.0605629250442032) rotate (-0.39095375244673) translate (2.845cm 19.62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5" draw:style-name="gr31" draw:text-style-name="P7" draw:layer="layout" svg:width="1.341cm" svg:height="1.122cm" draw:transform="skewX (-0.0623082542961976) rotate (-0.39095375244673) translate (5.252cm 20.61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6" draw:style-name="gr32" draw:text-style-name="P6" draw:layer="layout" svg:width="0.427cm" svg:height="0.423cm" draw:transform="skewX (0.0614355896702004) rotate (0.389208423194736) translate (5.396cm 21.29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7" draw:style-name="gr33" draw:text-style-name="P6" draw:layer="layout" svg:width="0.425cm" svg:height="0.422cm" draw:transform="skewX (0.0663225115757845) rotate (0.388859357344336) translate (3.022cm 20.31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五角形 68" draw:style-name="gr34" draw:text-style-name="P8" draw:layer="layout" svg:width="3.5cm" svg:height="1.613cm" draw:transform="skewX (-0.0902335223281068) rotate (2.24519154976551) translate (-2.398cm 37.8cm)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ひし形 70" draw:style-name="gr35" draw:text-style-name="P8" draw:layer="layout" svg:width="2.013cm" svg:height="1.12cm" draw:transform="skewX (-0.0624827872213971) rotate (-0.391477351222329) translate (3.401cm 21.06cm)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g draw:name="グループ化 71">
          <draw:custom-shape draw:name="円/楕円 72" draw:style-name="gr36" draw:text-style-name="P6" draw:layer="layout" svg:width="0.638cm" svg:height="0.857cm" svg:x="10.124cm" svg:y="12.2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3" draw:style-name="gr37" draw:text-style-name="P6" draw:layer="layout" svg:width="0.444cm" svg:height="0.975cm" draw:transform="skewX (-0.0797615468161409) rotate (-0.565486677646163) translate (9.957cm 12.79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4" draw:style-name="gr38" draw:text-style-name="P6" draw:layer="layout" svg:width="0.441cm" svg:height="0.985cm" draw:transform="skewX (0.0668461103513829) rotate (0.428129265514209) translate (10.585cm 13.0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5" draw:style-name="gr39" draw:text-style-name="P7" draw:layer="layout" svg:width="1.064cm" svg:height="1.913cm" svg:x="9.912cm" svg:y="12.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6" draw:style-name="gr18" draw:text-style-name="P7" draw:layer="layout" svg:width="0.141cm" svg:height="0.139cm" svg:x="10.267cm" svg:y="12.3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7" draw:style-name="gr18" draw:text-style-name="P7" draw:layer="layout" svg:width="0.141cm" svg:height="0.139cm" svg:x="10.5cm" svg:y="12.3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8" draw:style-name="gr10" draw:text-style-name="P6" draw:layer="layout" svg:width="0.043cm" svg:height="0.053cm" svg:x="10.542cm" svg:y="12.4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9" draw:style-name="gr10" draw:text-style-name="P6" draw:layer="layout" svg:width="0.043cm" svg:height="0.053cm" svg:x="10.311cm" svg:y="12.4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80" draw:style-name="gr24" draw:text-style-name="P8" draw:layer="layout" svg:width="0.362cm" svg:height="0.208cm" draw:transform="skewX (-0.0815068760681352) rotate (2.61118709390872) translate (10.371cm 14.76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1" draw:style-name="gr24" draw:text-style-name="P8" draw:layer="layout" svg:width="0.361cm" svg:height="0.207cm" draw:transform="skewX (0.0867428638241182) rotate (-2.56511040165607) translate (10.888cm 14.57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82" draw:style-name="gr13" draw:text-style-name="P8" draw:layer="layout" svg:width="0.212cm" svg:height="0.139cm" svg:x="10.338cm" svg:y="12.506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テキスト ボックス 83" draw:style-name="gr40" draw:text-style-name="P10" draw:layer="layout" svg:width="9.2cm" svg:height="2.45cm" svg:x="8.7cm" svg:y="22.235cm">
          <text:p text:style-name="P9"><text:span text:style-name="T4">Excel</text:span><text:span text:style-name="T5">ファイル</text:span><text:span text:style-name="T5">100</text:span><text:span text:style-name="T5">個いっきに読めるかな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2" draw:layer="layout" svg:width="3.5cm" svg:height="2.182cm" svg:x="-6cm" svg:y="23.818cm">
          <draw:text-box>
            <text:p text:style-name="P11"><text:span text:style-name="T6">R 4.2</text:span><text:span text:style-name="T6">対応</text:span></text:p>
          </draw:text-box>
        </draw:frame>
        <draw:frame draw:style-name="gr42" draw:text-style-name="P13" draw:layer="layout" svg:width="7cm" svg:height="1.801cm" svg:x="11.3cm" svg:y="11.1cm">
          <draw:text-box>
            <text:p><text:span text:style-name="T7">著：やわらかクジラ</text:span></text:p>
          </draw:text-box>
        </draw:frame>
        <presentation:notes draw:style-name="dp2">
          <draw:page-thumbnail draw:style-name="gr43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6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 style:writing-mode="lr-tb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64cm" svg:height="7.575cm" svg:x="2.817cm" svg:y="2.485cm"/>
      <draw:page-thumbnail draw:layer="backgroundobjects" svg:width="5.364cm" svg:height="7.575cm" svg:x="2.817cm" svg:y="11.061cm"/>
      <draw:page-thumbnail draw:layer="backgroundobjects" svg:width="5.364cm" svg:height="7.575cm" svg:x="2.817cm" svg:y="19.637cm"/>
      <draw:page-thumbnail draw:layer="backgroundobjects" svg:width="5.364cm" svg:height="7.575cm" svg:x="12.817cm" svg:y="2.485cm"/>
      <draw:page-thumbnail draw:layer="backgroundobjects" svg:width="5.364cm" svg:height="7.575cm" svg:x="12.817cm" svg:y="11.061cm"/>
      <draw:page-thumbnail draw:layer="backgroundobjects" svg:width="5.364cm" svg:height="7.575cm" svg:x="12.817cm" svg:y="19.637cm"/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779cm" svg:height="1.261cm" svg:x="1.81cm" svg:y="22.966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フッター プレースホルダ 2" presentation:style-name="Mpr1" draw:text-style-name="MP6" draw:layer="backgroundobjects" svg:width="5.129cm" svg:height="1.261cm" svg:x="6.535cm" svg:y="22.966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スライド番号プレースホルダ 3" presentation:style-name="Mpr1" draw:text-style-name="MP6" draw:layer="backgroundobjects" svg:width="3.779cm" svg:height="1.261cm" svg:x="12.61cm" svg:y="22.966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draw:frame presentation:style-name="白紙-title" draw:layer="backgroundobjects" svg:width="14.579cm" svg:height="3.956cm" svg:x="1.81cm" svg:y="1.945cm" presentation:class="title" presentation:placeholder="true">
        <draw:text-box/>
      </draw:frame>
      <draw:frame presentation:style-name="白紙-outline1" draw:layer="backgroundobjects" svg:width="14.579cm" svg:height="13.744cm" svg:x="1.81cm" svg:y="6.545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17</meta:editing-cycles>
    <meta:creation-date>2020-08-30T06:48:42</meta:creation-date>
    <dc:date>2022-09-02T00:23:52.082000000</dc:date>
    <meta:editing-duration>PT1H58M23S</meta:editing-duration>
    <meta:generator>LibreOffice/7.3.0.3$Windows_X86_64 LibreOffice_project/0f246aa12d0eee4a0f7adcefbf7c878fc2238db3</meta:generator>
    <meta:document-statistic meta:object-count="89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